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gistration" style:family="table">
      <style:table-properties style:width="17cm" table:align="margins"/>
    </style:style>
    <style:style style:name="Registration.A" style:family="table-column">
      <style:table-column-properties style:column-width="5.667cm" style:rel-column-width="21845*"/>
    </style:style>
    <style:style style:name="Registr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Registration.C1" style:family="table-cell">
      <style:table-cell-properties fo:padding="0.097cm" fo:border="0.05pt solid #000000"/>
    </style:style>
    <style:style style:name="Registration.A2" style:family="table-cell">
      <style:table-cell-properties fo:padding="0.097cm" fo:border-left="0.05pt solid #000000" fo:border-right="none" fo:border-top="none" fo:border-bottom="0.05pt solid #000000"/>
    </style:style>
    <style:style style:name="Registration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text:tab/><text:tab/><text:tab/><text:span text:style-name="T2">LoginApp</text:span></text:p>
      <text:p text:style-name="P2"/>
      <text:p text:style-name="P2"/>
      <text:p text:style-name="P2">Number Of Table used- 02</text:p>
      <text:p text:style-name="P2">Tablename –<text:span text:style-name="T1"> users</text:span></text:p>
      <text:p text:style-name="P2">Description-<text:span text:style-name="T1">This table <text:s/>used for authenticating users when the Login and for change password and forget password.</text:span></text:p>
      <text:p text:style-name="P1"/>
      <table:table table:name="Registration" table:style-name="Registration">
        <table:table-column table:style-name="Registration.A" table:number-columns-repeated="3"/>
        <table:table-row>
          <table:table-cell table:style-name="Registration.A1" office:value-type="string">
            <text:p text:style-name="P3">Field</text:p>
          </table:table-cell>
          <table:table-cell table:style-name="Registration.A1" office:value-type="string">
            <text:p text:style-name="P3">Data Type</text:p>
          </table:table-cell>
          <table:table-cell table:style-name="Registration.C1" office:value-type="string">
            <text:p text:style-name="P3">Constraint</text:p>
          </table:table-cell>
        </table:table-row>
        <table:table-row>
          <table:table-cell table:style-name="Registration.A2" office:value-type="string">
            <text:p text:style-name="P4">Username</text:p>
          </table:table-cell>
          <table:table-cell table:style-name="Registration.A2" office:value-type="string">
            <text:p text:style-name="P4">varchar </text:p>
          </table:table-cell>
          <table:table-cell table:style-name="Registration.C2" office:value-type="string">
            <text:p text:style-name="P4">Primary Key</text:p>
          </table:table-cell>
        </table:table-row>
        <table:table-row>
          <table:table-cell table:style-name="Registration.A2" office:value-type="string">
            <text:p text:style-name="P4">Password</text:p>
          </table:table-cell>
          <table:table-cell table:style-name="Registration.A2" office:value-type="string">
            <text:p text:style-name="P4">Varchar</text:p>
          </table:table-cell>
          <table:table-cell table:style-name="Registration.C2" office:value-type="string">
            <text:p text:style-name="P4"/>
          </table:table-cell>
        </table:table-row>
        <table:table-row>
          <table:table-cell table:style-name="Registration.A2" office:value-type="string">
            <text:p text:style-name="P4">flag</text:p>
          </table:table-cell>
          <table:table-cell table:style-name="Registration.A2" office:value-type="string">
            <text:p text:style-name="P4">Varchar</text:p>
          </table:table-cell>
          <table:table-cell table:style-name="Registration.C2" office:value-type="string">
            <text:p text:style-name="P4"/>
          </table:table-cell>
        </table:table-row>
        <table:table-row>
          <table:table-cell table:style-name="Registration.A2" office:value-type="string">
            <text:p text:style-name="P4">Confirm</text:p>
          </table:table-cell>
          <table:table-cell table:style-name="Registration.A2" office:value-type="string">
            <text:p text:style-name="P4">Varchar</text:p>
          </table:table-cell>
          <table:table-cell table:style-name="Registration.C2" office:value-type="string">
            <text:p text:style-name="P4"/>
          </table:table-cell>
        </table:table-row>
        <table:table-row>
          <table:table-cell table:style-name="Registration.A2" office:value-type="string">
            <text:p text:style-name="P4">Emailid</text:p>
          </table:table-cell>
          <table:table-cell table:style-name="Registration.A2" office:value-type="string">
            <text:p text:style-name="P4">Varchar</text:p>
          </table:table-cell>
          <table:table-cell table:style-name="Registration.C2" office:value-type="string">
            <text:p text:style-name="P4">UNIQUE</text:p>
          </table:table-cell>
        </table:table-row>
      </table:table>
      <text:p text:style-name="P1"/>
      <text:p text:style-name="P1"/>
      <text:p text:style-name="P2"/>
      <text:p text:style-name="P2"/>
      <text:p text:style-name="P2">Tablename –<text:span text:style-name="T1"> users_profile</text:span></text:p>
      <text:p text:style-name="P2">Description- <text:span text:style-name="T1">When user first time uses the Application he has to Register</text:span>(Signup)<text:span text:style-name="T1"> <text:s/>filling all required details. Which is stored in this table.</text:span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Field</text:p>
          </table:table-cell>
          <table:table-cell table:style-name="Table1.A1" office:value-type="string">
            <text:p text:style-name="P3">Data Type</text:p>
          </table:table-cell>
          <table:table-cell table:style-name="Table1.C1" office:value-type="string">
            <text:p text:style-name="P3">Constraint</text:p>
          </table:table-cell>
        </table:table-row>
        <table:table-row>
          <table:table-cell table:style-name="Table1.A2" office:value-type="string">
            <text:p text:style-name="P4">Username</text:p>
          </table:table-cell>
          <table:table-cell table:style-name="Table1.A2" office:value-type="string">
            <text:p text:style-name="P4">Varchar </text:p>
          </table:table-cell>
          <table:table-cell table:style-name="Table1.C2" office:value-type="string">
            <text:p text:style-name="P4">foreignKey(users)</text:p>
          </table:table-cell>
        </table:table-row>
        <table:table-row>
          <table:table-cell table:style-name="Table1.A2" office:value-type="string">
            <text:p text:style-name="P4">Firstname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NOTNULL</text:p>
          </table:table-cell>
        </table:table-row>
        <table:table-row>
          <table:table-cell table:style-name="Table1.A2" office:value-type="string">
            <text:p text:style-name="P4">Lastname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Birthdate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Gender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Emailid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foreignKey(users)</text:p>
          </table:table-cell>
        </table:table-row>
        <table:table-row>
          <table:table-cell table:style-name="Table1.A2" office:value-type="string">
            <text:p text:style-name="P4">profile_pic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05:50:07</meta:creation-date>
    <dc:date>2014-01-10T06:10:01</dc:date>
    <meta:editing-duration>PT1M43S</meta:editing-duration>
    <meta:editing-cycles>4</meta:editing-cycles>
    <meta:generator>LibreOffice/3.5$Linux_X86_64 LibreOffice_project/350m1$Build-2</meta:generator>
    <meta:document-statistic meta:table-count="2" meta:image-count="0" meta:object-count="0" meta:page-count="1" meta:paragraph-count="41" meta:word-count="88" meta:character-count="618" meta:non-whitespace-character-count="563"/>
  </office:meta>
</office:document-meta>
</file>